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fa8c" officeooo:paragraph-rsid="0007fa8c"/>
    </style:style>
    <style:style style:name="P2" style:family="paragraph" style:parent-style-name="Standard">
      <style:text-properties officeooo:rsid="00090225" officeooo:paragraph-rsid="00090225"/>
    </style:style>
    <style:style style:name="P3" style:family="paragraph" style:parent-style-name="Standard">
      <style:text-properties officeooo:rsid="0009e126" officeooo:paragraph-rsid="0009e1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a 1</text:p>
      <text:p text:style-name="P1"/>
      <text:p text:style-name="P1">Precio más alto USD/Kwh en el sector industrial en el mundo</text:p>
      <text:p text:style-name="P1"/>
      <text:p text:style-name="P1">Precio mas bajo USD/KW/h en el sector industrial en el mundo</text:p>
      <text:p text:style-name="P1"/>
      <text:p text:style-name="P1"/>
      <text:p text:style-name="P1">Precio más alto USD/Kwh en el sector industrial en México</text:p>
      <text:p text:style-name="P1"/>
      <text:p text:style-name="P1">Precio mas bajo USD/KW/h en el sector industrial en México</text:p>
      <text:p text:style-name="P1"/>
      <text:p text:style-name="P1">Tarea 2</text:p>
      <text:p text:style-name="P1"/>
      <text:p text:style-name="P2">Nota: el precio promedio del gas natural es 13USD por millon de BTU</text:p>
      <text:p text:style-name="P1"/>
      <text:p text:style-name="P2">¿Porque el precio del gas natural en la industria es bajo?</text:p>
      <text:p text:style-name="P2"/>
      <text:p text:style-name="P3">Tarea 3</text:p>
      <text:p text:style-name="P3"/>
      <text:p text:style-name="P3">¿Porque el sistema ferroviario a decrecido en algunos paises</text:p>
      <text:p text:style-name="P3"/>
      <text:p text:style-name="P3">Tarea 4</text:p>
      <text:p text:style-name="P3"/>
      <text:p text:style-name="P3">Qué es es ITDP</text:p>
      <text:p text:style-name="P3">Qué es Conuee</text:p>
      <text:p text:style-name="P3">Qué es WRI</text:p>
      <text:p text:style-name="P2"/>
      <text:p text:style-name="P2">Bibliografía</text:p>
      <text:p text:style-name="P2"/>
      <text:p text:style-name="P3"><text:a xlink:type="simple" xlink:href="http://www.iea.org/" text:style-name="Internet_20_link" text:visited-style-name="Visited_20_Internet_20_Link">www.iea.org</text:a></text:p>
      <text:p text:style-name="P3"><text:a xlink:type="simple" xlink:href="https://www.iea.org/publications/freepublications/" text:style-name="Internet_20_link" text:visited-style-name="Visited_20_Internet_20_Link">https://www.iea.org/publications/freepublications/</text:a></text:p>
      <text:p text:style-name="P3"><text:a xlink:type="simple" xlink:href="http://www.iea.org/piblications/freepublications/publication/keyWorld_Statistics_2017.pdf" text:style-name="Internet_20_link" text:visited-style-name="Visited_20_Internet_20_Link">www.iea.org/publications/freepublications/publication/keyWorld_Statistics_2017.pdf</text:a></text:p>
      <text:p text:style-name="P3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8:28:10.985277989</meta:creation-date>
    <meta:editing-duration>PT49S</meta:editing-duration>
    <meta:editing-cycles>2</meta:editing-cycles>
    <meta:generator>LibreOffice/5.2.7.2$Linux_X86_64 LibreOffice_project/20m0$Build-2</meta:generator>
    <dc:date>2019-05-12T18:28:57.781916710</dc:date>
    <meta:document-statistic meta:table-count="0" meta:image-count="0" meta:object-count="0" meta:page-count="1" meta:paragraph-count="18" meta:word-count="97" meta:character-count="639" meta:non-whitespace-character-count="560"/>
  </office:meta>
</office:document-meta>
</file>